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iableMyRoleMessageExchangeImpl.onAsyncAck( MessageExchangeDAO mexda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liableMyRoleMessageExchangeImpl.ReliableMyRoleMessageExchangeImpl( ODEProcess process , String mexId , PartnerLinkModel oplink , Operation operation , QName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iableMyRoleMessageExchangeImpl.invokeReli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iableMy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